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c5b8" officeooo:paragraph-rsid="0016c5b8"/>
    </style:style>
    <style:style style:name="P2" style:family="paragraph" style:parent-style-name="Standard" style:list-style-name="L1">
      <style:text-properties officeooo:rsid="0016c5b8" officeooo:paragraph-rsid="0016c5b8"/>
    </style:style>
    <style:style style:name="P3" style:family="paragraph" style:parent-style-name="Standard" style:list-style-name="L1">
      <style:text-properties officeooo:paragraph-rsid="0016c5b8"/>
    </style:style>
    <style:style style:name="P4" style:family="paragraph" style:parent-style-name="Standard">
      <style:text-properties officeooo:paragraph-rsid="0016c5b8"/>
    </style:style>
    <style:style style:name="P5" style:family="paragraph" style:parent-style-name="Standard" style:list-style-name="L2">
      <style:text-properties officeooo:rsid="0018a478" officeooo:paragraph-rsid="0018a478"/>
    </style:style>
    <style:style style:name="P6" style:family="paragraph" style:parent-style-name="Standard" style:list-style-name="L2">
      <style:text-properties officeooo:rsid="0018e347" officeooo:paragraph-rsid="0018e347"/>
    </style:style>
    <style:style style:name="P7" style:family="paragraph" style:parent-style-name="Standard" style:list-style-name="L2">
      <style:text-properties officeooo:rsid="001aa0f2" officeooo:paragraph-rsid="001aa0f2"/>
    </style:style>
    <style:style style:name="P8" style:family="paragraph" style:parent-style-name="Standard" style:list-style-name="L2">
      <style:text-properties officeooo:rsid="001ba37b" officeooo:paragraph-rsid="001ba37b"/>
    </style:style>
    <style:style style:name="P9" style:family="paragraph" style:parent-style-name="Standard" style:list-style-name="L2">
      <style:text-properties officeooo:rsid="001c45d2" officeooo:paragraph-rsid="001c45d2"/>
    </style:style>
    <style:style style:name="P10" style:family="paragraph" style:parent-style-name="Standard" style:list-style-name="L2">
      <style:text-properties officeooo:rsid="001d2c11" officeooo:paragraph-rsid="001d2c11"/>
    </style:style>
    <style:style style:name="P11" style:family="paragraph" style:parent-style-name="Standard" style:list-style-name="L2">
      <style:text-properties officeooo:rsid="001e9134" officeooo:paragraph-rsid="001e9134"/>
    </style:style>
    <style:style style:name="T1" style:family="text">
      <style:text-properties officeooo:rsid="0016c5b8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ok at the network stack</text:p>
      <text:p text:style-name="P4"><text:span text:style-name="T1">Application Layer</text:span></text:p>
      <text:list xml:id="list4529776624442803277" text:style-name="L1">
        <text:list-item>
          <text:p text:style-name="P3"><text:span text:style-name="T1">Network applications</text:span></text:p>
        </text:list-item>
        <text:list-item>
          <text:p text:style-name="P2">Application architectures</text:p>
        </text:list-item>
        <text:list-item>
          <text:p text:style-name="P2">Process communication</text:p>
        </text:list-item>
      </text:list>
      <text:p text:style-name="P1">Objectives:</text:p>
      <text:p text:style-name="P1">-Understand concepts and implementation aspects of network application protocols</text:p>
      <text:list xml:id="list5342968556783712405" text:style-name="L2">
        <text:list-item>
          <text:p text:style-name="P5">Network applications</text:p>
          <text:list>
            <text:list-item>
              <text:p text:style-name="P5">Send something from edge of network to edge of networking</text:p>
            </text:list-item>
          </text:list>
        </text:list-item>
        <text:list-item>
          <text:p text:style-name="P6">Why are they called applications?</text:p>
          <text:list>
            <text:list-item>
              <text:p text:style-name="P6">They communicate data generated by user program</text:p>
            </text:list-item>
          </text:list>
        </text:list-item>
        <text:list-item>
          <text:p text:style-name="P6">Creating a network applications</text:p>
          <text:list>
            <text:list-item>
              <text:p text:style-name="P6">Run on different end systems at network edge</text:p>
            </text:list-item>
            <text:list-item>
              <text:p text:style-name="P6">Communicate via network</text:p>
            </text:list-item>
          </text:list>
        </text:list-item>
        <text:list-item>
          <text:p text:style-name="P6">Not much software written for devices in network core</text:p>
          <text:list>
            <text:list-item>
              <text:p text:style-name="P6">Network core devices do not run user applications</text:p>
            </text:list-item>
            <text:list-item>
              <text:p text:style-name="P6">Most operations implemented in hardware</text:p>
            </text:list-item>
          </text:list>
        </text:list-item>
        <text:list-item>
          <text:p text:style-name="P6">Applications architecture</text:p>
          <text:list>
            <text:list-item>
              <text:p text:style-name="P6">Client-server</text:p>
              <text:list>
                <text:list-item>
                  <text:p text:style-name="P6">At a host in home network, type in address and go to web address</text:p>
                </text:list-item>
              </text:list>
            </text:list-item>
            <text:list-item>
              <text:p text:style-name="P6">Peer to peer</text:p>
            </text:list-item>
            <text:list-item>
              <text:p text:style-name="P6">Hybrid of the two</text:p>
            </text:list-item>
          </text:list>
        </text:list-item>
        <text:list-item>
          <text:p text:style-name="P7">Server</text:p>
          <text:list>
            <text:list-item>
              <text:p text:style-name="P7">Always on</text:p>
            </text:list-item>
            <text:list-item>
              <text:p text:style-name="P7">Fixed ip address</text:p>
            </text:list-item>
            <text:list-item>
              <text:p text:style-name="P8">Server farms and multithreading for scaling</text:p>
            </text:list-item>
          </text:list>
        </text:list-item>
        <text:list-item>
          <text:p text:style-name="P8">Clients</text:p>
          <text:list>
            <text:list-item>
              <text:p text:style-name="P8">Communicate with server only</text:p>
            </text:list-item>
            <text:list-item>
              <text:p text:style-name="P8">Intermittently connected</text:p>
            </text:list-item>
            <text:list-item>
              <text:p text:style-name="P8">may have dynamic ip addresses</text:p>
            </text:list-item>
            <text:list-item>
              <text:p text:style-name="P8">Do not communicate with each other</text:p>
            </text:list-item>
          </text:list>
        </text:list-item>
        <text:list-item>
          <text:p text:style-name="P8">Pure P2P architecture</text:p>
          <text:list>
            <text:list-item>
              <text:p text:style-name="P8">No always on server</text:p>
            </text:list-item>
            <text:list-item>
              <text:p text:style-name="P8">Can be on the edge</text:p>
            </text:list-item>
            <text:list-item>
              <text:p text:style-name="P8">Treated as equals</text:p>
            </text:list-item>
            <text:list-item>
              <text:p text:style-name="P8">Pros</text:p>
              <text:list>
                <text:list-item>
                  <text:p text:style-name="P8">Scalable</text:p>
                </text:list-item>
                <text:list-item>
                  <text:p text:style-name="P8">Distributive</text:p>
                </text:list-item>
              </text:list>
            </text:list-item>
            <text:list-item>
              <text:p text:style-name="P8">Con</text:p>
              <text:list>
                <text:list-item>
                  <text:p text:style-name="P8">Difficult to manage</text:p>
                </text:list-item>
                <text:list-item>
                  <text:p text:style-name="P8">Not secure</text:p>
                </text:list-item>
              </text:list>
            </text:list-item>
          </text:list>
        </text:list-item>
        <text:list-item>
          <text:p text:style-name="P8">Hybrid</text:p>
          <text:list>
            <text:list-item>
              <text:p text:style-name="P8">Skype is P2P, with a centralized server for finding address of remote party</text:p>
            </text:list-item>
            <text:list-item>
              <text:p text:style-name="P8">IM</text:p>
              <text:list>
                <text:list-item>
                  <text:p text:style-name="P8">Chatting is P2P</text:p>
                </text:list-item>
                <text:list-item>
                  <text:p text:style-name="P8"><text:soft-page-break/>Users register Ips</text:p>
                </text:list-item>
              </text:list>
            </text:list-item>
          </text:list>
        </text:list-item>
        <text:list-item>
          <text:p text:style-name="P9">Process</text:p>
          <text:list>
            <text:list-item>
              <text:p text:style-name="P9">A program running within a host</text:p>
            </text:list-item>
            <text:list-item>
              <text:p text:style-name="P9">Process inside a single host</text:p>
              <text:list>
                <text:list-item>
                  <text:p text:style-name="P9">Interprocess communication via OS</text:p>
                </text:list-item>
              </text:list>
            </text:list-item>
          </text:list>
        </text:list-item>
        <text:list-item>
          <text:p text:style-name="P10">Addressing processes</text:p>
          <text:list>
            <text:list-item>
              <text:p text:style-name="P10">To receive messages, process must have identifier</text:p>
            </text:list-item>
            <text:list-item>
              <text:p text:style-name="P10">Must request specific process id</text:p>
            </text:list-item>
            <text:list-item>
              <text:p text:style-name="P10">Identifier consists of:</text:p>
              <text:list>
                <text:list-item>
                  <text:p text:style-name="P10">Ip address (host)</text:p>
                </text:list-item>
                <text:list-item>
                  <text:p text:style-name="P10">Port number (process)</text:p>
                </text:list-item>
              </text:list>
            </text:list-item>
            <text:list-item>
              <text:p text:style-name="P10">Identifier is called a <text:span text:style-name="T2">socket</text:span> or <text:span text:style-name="T2">endpoint</text:span></text:p>
            </text:list-item>
          </text:list>
        </text:list-item>
        <text:list-item>
          <text:p text:style-name="P11">Sends and receives messages to/from socket</text:p>
        </text:list-item>
        <text:list-item>
          <text:p text:style-name="P11"><text:span text:style-name="T2">Connection </text:span>is a socket pair (tuple)</text:p>
          <text:list>
            <text:list-item>
              <text:p text:style-name="P11">Client ip</text:p>
            </text:list-item>
            <text:list-item>
              <text:p text:style-name="P11">client port</text:p>
            </text:list-item>
            <text:list-item>
              <text:p text:style-name="P11">server ip</text:p>
            </text:list-item>
            <text:list-item>
              <text:p text:style-name="P11">server por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5:53:35.180000000</meta:creation-date>
    <dc:date>2014-04-10T17:45:18.116000000</dc:date>
    <meta:editing-duration>PT1H36M31S</meta:editing-duration>
    <meta:editing-cycles>3</meta:editing-cycles>
    <meta:generator>LibreOffice/4.2.0.4$Windows_x86 LibreOffice_project/05dceb5d363845f2cf968344d7adab8dcfb2ba71</meta:generator>
    <meta:document-statistic meta:table-count="0" meta:image-count="0" meta:object-count="0" meta:page-count="2" meta:paragraph-count="63" meta:word-count="308" meta:character-count="1647" meta:non-whitespace-character-count="1461"/>
  </office:meta>
</office:document-meta>
</file>